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style:font-name="Calibri" style:font-name-asian="Calibri" style:font-name-complex="Calibri"/>
    </style:style>
    <style:style style:name="ce3" style:family="table-cell" style:parent-style-name="Default" style:data-style-name="N0">
      <style:table-cell-properties style:vertical-align="middle"/>
      <style:text-properties fo:color="#000000"/>
    </style:style>
    <style:style style:name="ce4" style:family="table-cell" style:parent-style-name="Default" style:data-style-name="N0">
      <style:table-cell-properties style:vertical-align="middle"/>
      <style:text-properties style:font-name="Calibri" style:font-name-asian="Calibri" style:font-name-complex="Calibri"/>
    </style:style>
    <style:style style:name="co1" style:family="table-column">
      <style:table-column-properties fo:break-before="auto" style:column-width="2.34597222222222cm"/>
    </style:style>
    <style:style style:name="co2" style:family="table-column">
      <style:table-column-properties fo:break-before="auto" style:column-width="12.0120833333333cm"/>
    </style:style>
    <style:style style:name="co3" style:family="table-column">
      <style:table-column-properties fo:break-before="auto" style:column-width="12.3119444444444cm"/>
    </style:style>
    <style:style style:name="co4" style:family="table-column">
      <style:table-column-properties fo:break-before="auto" style:column-width="1.83444444444444cm"/>
    </style:style>
    <style:style style:name="ro1" style:family="table-row">
      <style:table-row-properties style:row-height="14.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5"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00:00:13.405</text:p>
          </table:table-cell>
          <table:table-cell table:style-name="ce2"/>
          <table:table-cell office:value-type="string" table:style-name="ce1">
            <text:p>Beginn Probemona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24.654</text:p>
          </table:table-cell>
          <table:table-cell office:value-type="string" table:style-name="ce3">
            <text:p><text:s/>es gibt Betten, Regale, Tische und Stühl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33.154</text:p>
          </table:table-cell>
          <table:table-cell office:value-type="string" table:style-name="ce3">
            <text:p><text:s/>Betten und Tische sind gleich viel wert, was Gold ange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39.904</text:p>
          </table:table-cell>
          <table:table-cell office:value-type="string" table:style-name="ce3">
            <text:p><text:s/>Regale sind am meisten wert, Stuhl am wenigst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0:52.654</text:p>
          </table:table-cell>
          <table:table-cell office:value-type="string" table:style-name="ce3">
            <text:p><text:s/>es gibt wsa, wsb bis wsd, und das grüne Haus mit dem Vordach ist wsc</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09.154</text:p>
          </table:table-cell>
          <table:table-cell office:value-type="string" table:style-name="ce3">
            <text:p><text:s/>das heißt Betten und Regale werden im selben Prozess hergestellt, also in denselben Werkstätten zumindest. Das gleiche gilt für Tische und Stühl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21.404</text:p>
          </table:table-cell>
          <table:table-cell office:value-type="string" table:style-name="ce3">
            <text:p><text:s/>dh. werkstattmäßig sind Tische und Stühle, bzw. Betten und Regale voneinander unabhängig</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1:33.154</text:p>
          </table:table-cell>
          <table:table-cell office:value-type="string" table:style-name="ce3">
            <text:p><text:s/>es gibt nur Holz und Metall - 103 Holz, 98 Metal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09.654</text:p>
          </table:table-cell>
          <table:table-cell office:value-type="string" table:style-name="ce3">
            <text:p><text:s/>ich experimentiere mit dem Bett zum Beispiel, komm ich maximal auf 13 Betten und hab keine Zeit mehr in wsd</text:p>
          </table:table-cell>
          <table:table-cell office:value-type="string" table:style-name="ce1">
            <text:p>Maxout 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23.904</text:p>
          </table:table-cell>
          <table:table-cell office:value-type="string" table:style-name="ce3">
            <text:p><text:s/>wenn ich mit den Tischen experimentiere, habe ich keine Zeit mehr in wsb. das heißt jetzt könnte ich nichts mehr weiter machen, ok.</text:p>
          </table:table-cell>
          <table:table-cell office:value-type="string" table:style-name="ce1">
            <text:p>Maxout 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2:50.904</text:p>
          </table:table-cell>
          <table:table-cell office:value-type="string" table:style-name="ce3">
            <text:p><text:s/>Bei Betten krieg ich für ein Holz ein Geld raus, und drei Metall. Also, für vier Holz und drei Metall vier Gel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02.154</text:p>
          </table:table-cell>
          <table:table-cell office:value-type="string" table:style-name="ce3">
            <text:p><text:s/>für Regale bräuchte ich 5 und 7 für sieben Gol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12.904</text:p>
          </table:table-cell>
          <table:table-cell office:value-type="string" table:style-name="ce3">
            <text:p><text:s/>dh was das Holz angeht ist auf jeden Fall das Regal effizienter als das Bett, bei Metall ist das Bett vllt. effizienter als das Rega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26.405</text:p>
          </table:table-cell>
          <table:table-cell office:value-type="string" table:style-name="ce3">
            <text:p><text:s/>das Regal dauert fünf Stunden, also 2h länger als das Bett in wsc. aber eine Stunde kürzer bei wsd.</text:p>
          </table:table-cell>
          <table:table-cell office:value-type="string" table:style-name="ce1">
            <text:p>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43.404</text:p>
          </table:table-cell>
          <table:table-cell office:value-type="string" table:style-name="ce3">
            <text:p><text:s/>ich hätte noch eine Stunde übrig in wsc, wenn ich das Regal zuerst maximieren würde. ich bräuchte aber, um diese stunde noch nutzen zu können, drei.</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3:54.154</text:p>
          </table:table-cell>
          <table:table-cell office:value-type="string" table:style-name="ce3">
            <text:p><text:s/>wenn ich also eins zurückgehe, habe ich noch 6h übrig und könnte dann zwei betten reinschieben. und dann wäre wsc ausgelastet komplet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10.654</text:p>
          </table:table-cell>
          <table:table-cell office:value-type="string" table:style-name="ce3">
            <text:p><text:s/>bei tischen im Vergleich zu Stühlen ist der tisch effizienter was holz angeht, dafür ist das Metall leicht ineffizienter. Ein Stuhl dauert 4h in wsa, und 1h in wsb.</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47.654</text:p>
          </table:table-cell>
          <table:table-cell office:value-type="string" table:style-name="ce3">
            <text:p><text:s/>ich habe 55 Holz und 36 Metall übrig. das heißt ich könnte versuchen zuerst mal tische zu maximieren.</text:p>
          </table:table-cell>
          <table:table-cell office:value-type="string" table:style-name="ce1">
            <text:p><text:s/>E(T,S,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4:57.904</text:p>
          </table:table-cell>
          <table:table-cell office:value-type="string" table:style-name="ce3">
            <text:p><text:s/>ok noch ein Metall, da können wir noch einen Stuhl draus mach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04.654</text:p>
          </table:table-cell>
          <table:table-cell office:value-type="string" table:style-name="ce3">
            <text:p><text:s/>Ok jetzt haben wir nur noch Holz übrig. Kein Metall mehr, und keine Zeit mehr in wsc mehr. das heißt was mir fehlt für a und b. wsa und wsb waren jeweils Tisch und Stuhl, das heißt da ist mir einfach nur das Metall ausgegangen. ich könnte Metall wieder freimachen, wenn ich weniger Regale produziere. Die Frage ist lohnt sich das</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26.154</text:p>
          </table:table-cell>
          <table:table-cell office:value-type="string" table:style-name="ce3">
            <text:p><text:s/>ich habe aktuell 94 Gewin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32.154</text:p>
          </table:table-cell>
          <table:table-cell office:value-type="string" table:style-name="ce3">
            <text:p><text:s/>wenn ich ein Regal wegmache und dafür zb, ich könnte mit den 7 Metall aus dem Regal potenziell, jetzt mal unabhängig vom Holz, 7 Stühle herstellen, das wären 14 Gold statt 7 Gold. also ich würde 2 Geld pro Eisen bekomm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5:52.654</text:p>
          </table:table-cell>
          <table:table-cell office:value-type="string" table:style-name="ce3">
            <text:p><text:s/>also das hier einmal reduzieren, fehlt mir jetzt die Zeit in wsa, ok. ich hab jetzt dann noch zwei Metall übrig. ich könnte einen Stuhl wegschmeißen, und dafür 1 Bett herstellen noch. ich bin jetzt bei 99 Gold, das ist jetzt zumindest besser als der erste Versuch</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17.904</text:p>
          </table:table-cell>
          <table:table-cell office:value-type="string" table:style-name="ce3">
            <text:p><text:s/>ich hab wieder kein Metall mehr, ich hätt noch Zeit in wsa, wsc und ws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6:39.904</text:p>
          </table:table-cell>
          <table:table-cell office:value-type="string" table:style-name="ce3">
            <text:p><text:s/>was lohnt sich denn mehr zu produzieren, vielleicht wenn ich zu viel Holzüberschuss habe. um mehr holz loszuwerden, müsste ich mehr Stühle machen. Für mehr Stühle bräuchte ich mehr eisen. wenn ich also noch ein Regal wegschmeißen würde und daraus wieder ein paar Stühle machen, würde fehlt mir die Zeit in wsa, ok. gut, also Stühle machen lohnt sich nicht, weil ich hab zu wenig Zeit in den Werkstätten, um das auszunutzen.</text:p>
          </table:table-cell>
          <table:table-cell office:value-type="string" table:style-name="ce1">
            <text:p>E(R,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7:12.404</text:p>
          </table:table-cell>
          <table:table-cell office:value-type="string" table:style-name="ce3">
            <text:p><text:s/>mit 4h in wsa könnt ich eh maximal nur noch einen Stuhl machen, das lohnt sich für sich genommen nimmt. um Zeiten in wsa freizumachen, müsst ich tische wegschmeißen. wenn ich tische um eins reduziere hätt ich Platz für zwei Stühle laut wsa. wären wieder bei 99 Gold, das ist also nicht wirklich relevant was den Preis angeht. Wenn ich noch n Tisch wegschmeiße, kann ich wieder zwei Stühle machen, ne, kann ich nicht, weil ich hab zu wenig Zeit in wsa. das heißt der Stuhl lohnt sich in dem Fall nicht mehr, weil ich nur noch einen machen könnte für die Zeit. obwohl die sowieso dieselbe Zeit haben, stimmt. Ich müsste für jeden Stuhl, den ich mir machen möchte, einen Tisch weniger machen wegen der Zeit in wsa.</text:p>
          </table:table-cell>
          <table:table-cell office:value-type="string" table:style-name="ce1">
            <text:p>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00.654</text:p>
          </table:table-cell>
          <table:table-cell office:value-type="string" table:style-name="ce3">
            <text:p><text:s/>Nagut, ich würde jetzt einfach mal beenden, weils ja eh der Probemonat ist. mal gucken wieviel das jetzt war im Vergleich zum potentiellen Maximum.</text:p>
          </table:table-cell>
          <table:table-cell office:value-type="string" table:style-name="ce1">
            <text:p><text:s/>RR: 16,3,0,17,2,19</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05.404</text:p>
          </table:table-cell>
          <table:table-cell office:value-type="string" table:style-name="ce3">
            <text:p><text:s/></text:p>
          </table:table-cell>
          <table:table-cell office:value-type="string" table:style-name="ce1">
            <text:p><text:s/>Probemonat beendet (Gold: 99/103, Hergestellt: [3,7,6,7] Möglich: [7,5,7,6])</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09.904</text:p>
          </table:table-cell>
          <table:table-cell office:value-type="string" table:style-name="ce3">
            <text:p><text:s/>ah. vier Geld zu wenig, dh. ich hätte vier betten mehr machen müssen, zwei regale weniger, ein tisch mehr und ein Stuhl weniger. Ok, das heißt die Prioritäten hier wären - noch an Zahlen gemessen - betten über regale, und tische über Stühle. das mal so ganz grob betrachtet. Bei mir war's genau umgekehrt - ich hab mich zuerst auf Regale und Stühle fokussiert. Ok. Probieren wir's halt nochma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48.904</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8:50.404</text:p>
          </table:table-cell>
          <table:table-cell office:value-type="string" table:style-name="ce3">
            <text:p><text:s/>huch, achso, Zeitung. Ein neuer Monat. So eine Art Zusammenfassung von den bisherigen Monaten, aber der 0te fängt ja jetzt erst an, dementsprechend steht da nichts. So, der Preis von Betten wurde erhöht auf 5, von Regalen auf 10, Tische ist gleichgeblieben und Stühle sind auch mehr geworden. ich hätte mir vorher merken können, wieviel Holz und wieviel Metall ich hatte. Das habe ich mir nicht genau gemerkt. Aber ich hatte glaube ich weniger Metall als holz von Anfang an. So, das heißt dieses Mal könnte ich mehr Metalle raushauen und würde mich mehr auf Regale fokussieren, weil regale den größten Preisanstieg hatt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50.154</text:p>
          </table:table-cell>
          <table:table-cell office:value-type="string" table:style-name="ce3">
            <text:p><text:s/></text:p>
          </table:table-cell>
          <table:table-cell office:value-type="string" table:style-name="ce1">
            <text:p>Monat 1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52.404</text:p>
          </table:table-cell>
          <table:table-cell office:value-type="string" table:style-name="ce3">
            <text:p><text:s/>ok, testweise Regale maximum, gucken was passiert. 90 Geld hätten wir schonmal.</text:p>
          </table:table-cell>
          <table:table-cell office:value-type="string" table:style-name="ce1">
            <text:p>M(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09:56.404</text:p>
          </table:table-cell>
          <table:table-cell office:value-type="string" table:style-name="ce3">
            <text:p><text:s/>so, wsc hat nur noch eine Stunde übrig. Das heißt, um da was rauszuholen müsste ich auf zwei erhöhen - bzw. auf ein Vielfaches von drei, weil ja die betten jeweils drei Stunden brauchen jeweils. dh hier könnte ich ein Regal rausschmeißen und dafür zwei betten machen. Die Frage ist lohnt sich das?</text:p>
          </table:table-cell>
          <table:table-cell office:value-type="string" table:style-name="ce1">
            <text:p><text:s/>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0:15.654</text:p>
          </table:table-cell>
          <table:table-cell office:value-type="string" table:style-name="ce3">
            <text:p><text:s/>kurz mal testen. vom Geld wäre es das gleiche. ich hätte zwar die wsc voll ausgelastet, jetzt 66 Holz, 131 Metall, 69 Holz, 130 Metall. Moment. jetzt wäre was zum Schreiben cool. so, 131, 130 Metall. dh ich hätte jetzt in dem Szenario ein Metall weniger als in dem Szenario, wo ich n Bett mache statt n Regal, also zwei betten statt ‘nem regal. hätte dafür aber anscheinend drei holz mehr. die Frage ist - mit dem gleichen Gewinn, wieso sollt ich überhaupt n Bett machen? das macht eigentlich dann keinen Sinn mehr, wenn ich dafür nur Material Booster habe von einem Metall, aber dafür nur drei holz meh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20.904</text:p>
          </table:table-cell>
          <table:table-cell office:value-type="string" table:style-name="ce3">
            <text:p><text:s/>ok, so, tische und Stühle. Stuhl ist mehr wert geworden, Tisch ist gleichgeblieben. Produktionskosten sind glaube ich auch gleichgeblieben, wenn ich mich richtig erinnere. was ist denn das maximum an Stühlen was ich rausholen könnte in dem Fall?</text:p>
          </table:table-cell>
          <table:table-cell office:value-type="string" table:style-name="ce1">
            <text:p>M(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36.654</text:p>
          </table:table-cell>
          <table:table-cell office:value-type="string" table:style-name="ce3">
            <text:p><text:s text:c="2"/>so, das wären 13 Stühle, 129 Geld. ich hab noch eine Stunde in wsc. ich habe sehr, sehr viel Metall übrig.</text:p>
          </table:table-cell>
          <table:table-cell office:value-type="string" table:style-name="ce1">
            <text:p>RR: 17,117,0,47,1,25</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1:52.655</text:p>
          </table:table-cell>
          <table:table-cell office:value-type="string" table:style-name="ce3">
            <text:p><text:s/>so, vielleicht könnte ich das Metall nutzen, um mehr Tische zu bauen. so. Die Werkstatt mit ‘nem grünen Dach, also wsb hat noch sehr viel Zeit, das können wir also erstmal vernachlässigen für den Test.</text:p>
          </table:table-cell>
          <table:table-cell office:value-type="string" table:style-name="ce1">
            <text:p><text:s/>E(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10.154</text:p>
          </table:table-cell>
          <table:table-cell office:value-type="string" table:style-name="ce3">
            <text:p><text:s/>ich könnte weniger Stühle, testweise mehr tische bauen. damit kommen wir auf 131 raus. ok, das ist schonmal mehr, das lohnt sich also auf jeden Fall. können wir davon noch mehr reduzieren? ok, schrittweise, 132, 133, ok. dh. ich möchte eigentlich schon mehr tische als Stühle haben. Insbesondere weil ich mehr Metall übrighatte. so, 135, 136, 137, so. zu wenig Zeit in wsb. jetzt kommen wir an den Punkt wo's wichtig wird. 138</text:p>
          </table:table-cell>
          <table:table-cell office:value-type="string" table:style-name="ce1">
            <text:p><text:s/>RR: 39, 82,4,3,1,25</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2:49.154</text:p>
          </table:table-cell>
          <table:table-cell office:value-type="string" table:style-name="ce3">
            <text:p><text:s/>wsd hat noch relativ viel Zeit übrig. das liegt daran, dass regale weniger Zeit kosten als betten. aber auf Betten wechseln wollt ich nicht mehr machen, weil die sich an anscheinend nicht so wirklich lohnen was das Material angeht zum gleichen Preis.</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05.904</text:p>
          </table:table-cell>
          <table:table-cell office:value-type="string" table:style-name="ce3">
            <text:p><text:s/>dann wäre das aktuell meine Abgabe</text:p>
          </table:table-cell>
          <table:table-cell office:value-type="string" table:style-name="ce1">
            <text:p><text:s/>RR: 35,81,0,2,1,25</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09.904</text:p>
          </table:table-cell>
          <table:table-cell office:value-type="string" table:style-name="ce3">
            <text:p><text:s/></text:p>
          </table:table-cell>
          <table:table-cell office:value-type="string" table:style-name="ce1">
            <text:p>Monat 1 beendet (Gold: 138/138. Hergestellt: [0,9,9,4] Möglich [0,9,9,4])</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13.405</text:p>
          </table:table-cell>
          <table:table-cell office:value-type="string" table:style-name="ce3">
            <text:p><text:s/>oh, cool, dann wars anscheinend richtig. Keine Betten, neun Regale, neun Tische, vier Stühle. Na gut, dann hab ich auch wenig zum Reflektieren, weil, es schien ja zu pass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27.404</text:p>
          </table:table-cell>
          <table:table-cell office:value-type="string" table:style-name="ce3">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29.154</text:p>
          </table:table-cell>
          <table:table-cell office:value-type="string" table:style-name="ce3">
            <text:p><text:s/>Yay, Belohnung! So, also, neuer Profit. Betten sind gleich viel wert, Regale sind weniger wert geworden, Tische und Stühle auch. Uh, sogar nur ein Geld. Ich hab diesmal mehr Holz, also, relativ mehr Holz im Vergleich zum Metall. Aber von beidem weniger als vorher.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50.404</text:p>
          </table:table-cell>
          <table:table-cell office:value-type="string" table:style-name="ce3">
            <text:p><text:s/></text:p>
          </table:table-cell>
          <table:table-cell office:value-type="string" table:style-name="ce1">
            <text:p><text:s/>Monat 2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3:53.405</text:p>
          </table:table-cell>
          <table:table-cell office:value-type="string" table:style-name="ce3">
            <text:p><text:s/>so, Produktionskosten sind immer die gleichen, das hat sich nicht geändert, gut zu wiss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00.654</text:p>
          </table:table-cell>
          <table:table-cell office:value-type="string" table:style-name="ce3">
            <text:p><text:s/>Regale sind weniger wert geworden. das heißt jetzt lohnt es sich eher betten zu machen, weil regale waren ja vorher bei höherem Preis bei meiner Produktionsidee gleich viel wert, mit leichten unterschieden in den Rohstoffen. ich würde jetzt mal testen mit betten zuerst auf Maximum zu gehen.</text:p>
          </table:table-cell>
          <table:table-cell office:value-type="string" table:style-name="ce1">
            <text:p><text:s/>M(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19.654</text:p>
          </table:table-cell>
          <table:table-cell office:value-type="string" table:style-name="ce3">
            <text:p><text:s/>so, wsd ist schonmal komplett ausgebucht, das ist an sich gut. 65 Gol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26.654</text:p>
          </table:table-cell>
          <table:table-cell office:value-type="string" table:style-name="ce3">
            <text:p><text:s/>angenommen ich würde mal tauschen - 65 Geld. 67. ook.</text:p>
          </table:table-cell>
          <table:table-cell office:value-type="string" table:style-name="ce1">
            <text:p><text:s/>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4:40.904</text:p>
          </table:table-cell>
          <table:table-cell office:value-type="string" table:style-name="ce3">
            <text:p><text:s/>wenn ich nochmal einen abziehen würde - 69. hmm. 71. es ist also nochmal steigerbar, ich verlier dabei halt jedes Mal 1 Holz und vier Metal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05.904</text:p>
          </table:table-cell>
          <table:table-cell office:value-type="string" table:style-name="ce3">
            <text:p><text:s/>jetzt wäre die Zeit in wsc mein Bottleneck geworden, weil regale ja länger dauern 2h als betten in wsc. ok ich würde jetzt erstmal so lassen und bei den Tischen und Stühlen guck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25.154</text:p>
          </table:table-cell>
          <table:table-cell office:value-type="string" table:style-name="ce3">
            <text:p><text:s/>Stühle sind sehr billig geworden - nur noch 1 Geld im Vergleich zu vorher. das heißt tische wären vllt lukrativer zu machen, wobei ich habe, nicht mehr so viel Metall im Vergleich zu holz.</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35.404</text:p>
          </table:table-cell>
          <table:table-cell office:value-type="string" table:style-name="ce3">
            <text:p><text:s/>aber ich kann mal testen wieviel es geben würde. 98 Geld, wenn ich neun tische produziere.</text:p>
          </table:table-cell>
          <table:table-cell office:value-type="string" table:style-name="ce1">
            <text:p><text:s/>M(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5:45.404</text:p>
          </table:table-cell>
          <table:table-cell office:value-type="string" table:style-name="ce3">
            <text:p><text:s/>ich hätte sogar noch Zeit für einen Stuhl, cool. Zwei Stühle sogar. Kein Metall mehr. 100 Geld.</text:p>
          </table:table-cell>
          <table:table-cell office:value-type="string" table:style-name="ce1">
            <text:p><text:s/>++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00.154</text:p>
          </table:table-cell>
          <table:table-cell office:value-type="string" table:style-name="ce3">
            <text:p><text:s/>wsa dauert bei beiden vier Stunden. wsb dauert fünf Stunden mehr bei tischen als bei Stühlen. Aktuell fehlt mir aber Metall. Metall würde ich kriegen, wenn ich Tische wieder freigeben würde. wenn ich einen Tisch, also Moment, erstmal merken: 100 Gold. wenn ich mir einen Tisch erlaube wegzunehmen, könnt ich dafür 3 Stühle machen, immer noch mit 100.</text:p>
          </table:table-cell>
          <table:table-cell office:value-type="string" table:style-name="ce1">
            <text:p><text:s/>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6:25.904</text:p>
          </table:table-cell>
          <table:table-cell office:value-type="string" table:style-name="ce3">
            <text:p><text:s/>ich habe sogar 2 Metall mehr als vorher. aber dafür weniger holz. was ja nicht schlimm ist, weil ich hatte davon eh Überschuss. wenn ich also noch n tisch wegmache, fehlt mir die Zeit in wsa. weil ich ja für jeden tisch nur einen Stuhl produzieren könnte. Das heißt, jetzt bin ich wieder bei 100 Gold zwar, hätte aber zwei Metall.</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02.654</text:p>
          </table:table-cell>
          <table:table-cell office:value-type="string" table:style-name="ce3">
            <text:p><text:s/>komm ich über 100 Gold und wenn ja, wi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12.905</text:p>
          </table:table-cell>
          <table:table-cell office:value-type="string" table:style-name="ce3">
            <text:p><text:s/>wsa legt nur fest wieviel ich insgesamt produzieren könnte, ich könnte sowieso insgesamt nur.. 4*5 sind 20 stunden hier (Stuhl), 4*8 sind 32 stunden hier (Tisch), also 52 Einheiten könnte ich insgesamt tische und Stühle haben überhaupt nur. das macht keinen Sinn, ich muss durch vier noch teilen vorher, aber, naja.</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7:48.904</text:p>
          </table:table-cell>
          <table:table-cell office:value-type="string" table:style-name="ce3">
            <text:p><text:s/>100 Geld.... ich kriege am meisten aus den betten raus anscheinend bei der aktuellen Konstellation. wenn ich ein Bett raushaue, nicht genug Metall. wieviel Metall fehlt mir denn für ein Regal? 2. ich müsste noch zwei Stühle aufgeben - und zu wenig Zeit in wsc. ok, das ist also nicht ausreichend genug.</text:p>
          </table:table-cell>
          <table:table-cell office:value-type="string" table:style-name="ce1">
            <text:p>E(R,S,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23.404</text:p>
          </table:table-cell>
          <table:table-cell office:value-type="string" table:style-name="ce3">
            <text:p><text:s/>Ne, dann würde ich mal bei den 100 bleiben, gucken wie sich das entwickelt hat. Um ein Gefühl dafür zu entwickeln einfach.</text:p>
          </table:table-cell>
          <table:table-cell office:value-type="string" table:style-name="ce1">
            <text:p><text:s/>RR: 17,2,0,7,1,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28.904</text:p>
          </table:table-cell>
          <table:table-cell office:value-type="string" table:style-name="ce3">
            <text:p><text:s/></text:p>
          </table:table-cell>
          <table:table-cell office:value-type="string" table:style-name="ce1">
            <text:p>Monat 2 beendet (Gold: 100/100, Hergestellt: [10,3,8,5] Möglich [10,3,9,2])</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29.904</text:p>
          </table:table-cell>
          <table:table-cell office:value-type="string" table:style-name="ce3">
            <text:p><text:s/>oh. ok, 100 war anscheinend das Optimum, sowieso, man hätte nur noch tische und Stühle tauschen können. also im Sinne von einen Tisch mehr produzieren und dafür drei Stühle weniger. ich kann jetzt nicht reflektieren, warum ich das nicht gemacht habe, weil ich leider nicht mehr die Zahlen dafür sehen kann. aber es scheint anscheinend gewinnmäßig identisch zu sei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57.404</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8:58.654</text:p>
          </table:table-cell>
          <table:table-cell office:value-type="string" table:style-name="ce3">
            <text:p><text:s/>Yay, noch ein Ster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03.154</text:p>
          </table:table-cell>
          <table:table-cell office:value-type="string" table:style-name="ce3">
            <text:p><text:s/>so. betten eins billiger, regale eins teurer, tische zwei teurer und Stühle auch zwei teurer. so, diesmal 102 Holz, 118 Metall.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20.904</text:p>
          </table:table-cell>
          <table:table-cell office:value-type="string" table:style-name="ce3">
            <text:p><text:s/></text:p>
          </table:table-cell>
          <table:table-cell office:value-type="string" table:style-name="ce1">
            <text:p>Monat 3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28.404</text:p>
          </table:table-cell>
          <table:table-cell office:value-type="string" table:style-name="ce3">
            <text:p><text:s/>jetzt können wir‘s mal genauer sehen - 52 stunden. durch vier sind dann zehn, zwölf, sind dann 13 Einheiten tische und Stühle gesamt könnte ich sowieso nur produzieren, gemessen an der Werkstatt Zeit von wsa.</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19:53.904</text:p>
          </table:table-cell>
          <table:table-cell office:value-type="string" table:style-name="ce3">
            <text:p><text:s/>mal testweise wieder regale produzieren bis zum geht nicht mehr - wsc ist dann ausgelastet. oder halt eben, nur noch eine Stunde übrig. wsc war das mit dem Dach, d.h. ich bräuchte, wenn ich diese fünf Stunden wieder abziehen würde, hätte ich wieder sechs und könnte davon wieder zwei betten machen. ich hätte 72 Geld. das gleiche mit den Regalen. der unterschied wäre wieder - 54 Holz, 56 Metall. 57 Holz, 55 Metall. das kommt mir bekannt vor.</text:p>
          </table:table-cell>
          <table:table-cell office:value-type="string" table:style-name="ce1">
            <text:p><text:s/>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0:32.404</text:p>
          </table:table-cell>
          <table:table-cell office:value-type="string" table:style-name="ce3">
            <text:p>das heißt 57 Holz - ich verliere drei Holz, wenn ich bei den 9 regalen bleibe. ne, andersrum, ich verliere drei Holz, wenn ich zwei betten machen würde. 55 Metall, 56 Metall. ich bekomme aber ein Metall mehr dafür. bleiben wir erstmal bei dem hier.</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0:59.154</text:p>
          </table:table-cell>
          <table:table-cell office:value-type="string" table:style-name="ce3">
            <text:p><text:s/>so, tische und Stühle. tische sind ein Geld mehr wert geworden, glaube ich - oder zwei? weiß gar nicht mehr. Stühle sind zwei Geld mehr wert geworden. so, testen, 111 kommen wir gerade drauf.</text:p>
          </table:table-cell>
          <table:table-cell office:value-type="string" table:style-name="ce1">
            <text:p>Maxout(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15.404</text:p>
          </table:table-cell>
          <table:table-cell office:value-type="string" table:style-name="ce3">
            <text:p><text:s/>mal kurz gucken - 122 sogar, uuh.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22.654</text:p>
          </table:table-cell>
          <table:table-cell office:value-type="string" table:style-name="ce3">
            <text:p><text:s/>also was war die Meldung, was hat mir gefehlt zum Weitermachen? zu wenig Zeit in wsb. wsb ist das kleine Häuschen mit dem grünen Dach ohne alles. das ist eine Stunde hier (Stuhl), 6 stunden hier (tisch).</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1:35.654</text:p>
          </table:table-cell>
          <table:table-cell office:value-type="string" table:style-name="ce3">
            <text:p><text:s/>ich bin bei 122 Geld. wenn ich den einen Tisch wegmachen würde, dafür ein bisschen mehr Stühle produzieren, bin ich bei 129. ok. im Vergleich zu 122. Kann ich das wiederholen? wenn ich einfach statt dem Tisch - ne, nicht ganz. 129.</text:p>
          </table:table-cell>
          <table:table-cell office:value-type="string" table:style-name="ce1">
            <text:p>E(T,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10.154</text:p>
          </table:table-cell>
          <table:table-cell office:value-type="string" table:style-name="ce3">
            <text:p><text:s/>Ich habe wieder kein Bett gemacht. Könnte mir die Differenz von dem Bett - zwei betten statt einem Regal die Rohstoffe helfen, um noch was zu produzieren. so, ich habe 13 Einheiten tische und Stühle insgesamt. das heißt ich kann sowieso nicht mehr produzieren davon, weil wsa ist ja schon voll ausgelaste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43.154</text:p>
          </table:table-cell>
          <table:table-cell office:value-type="string" table:style-name="ce3">
            <text:p><text:s/>wsc hat noch eine Stunde übrig, wsd hat noch 25h übrig.</text:p>
          </table:table-cell>
          <table:table-cell office:value-type="string" table:style-name="ce1">
            <text:p><text:s/>RR: 23,6,0,2,1,25</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2:55.154</text:p>
          </table:table-cell>
          <table:table-cell office:value-type="string" table:style-name="ce3">
            <text:p><text:s/>mal testen - 129. ich hab jetzt noch 20 Holz und sieben Metall. das macht doch eigentlich keinen Unterschied, zumindest wüsste ich jetzt nicht, wo es n unterschied machen könnte, weil ich kann keine Stühle und keinen tisch mehr produzieren, weil wsa fertig ist.</text:p>
          </table:table-cell>
          <table:table-cell office:value-type="string" table:style-name="ce1">
            <text:p>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19.655</text:p>
          </table:table-cell>
          <table:table-cell office:value-type="string" table:style-name="ce3">
            <text:p><text:s/>und das umzuverteilen hat auch keinen Sinn gehabt, weil ich könnte für die vier Stühle hier nur einen Tisch mehr machen, weil dann wsb sagt, dass es fertig ist.</text:p>
          </table:table-cell>
          <table:table-cell office:value-type="string" table:style-name="ce1">
            <text:p>E(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28.404</text:p>
          </table:table-cell>
          <table:table-cell office:value-type="string" table:style-name="ce3">
            <text:p><text:s/>Ok. Dann würd ich einfach beenden und gucken wie's ausläuft.</text:p>
          </table:table-cell>
          <table:table-cell office:value-type="string" table:style-name="ce1">
            <text:p><text:s/>RR: 23,6,0,2,1,25</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30.654</text:p>
          </table:table-cell>
          <table:table-cell office:value-type="string" table:style-name="ce3">
            <text:p><text:s/>Monat 3 beendet (Gold: 129/129, Hergestellt: [0,9,9,4] Möglich: [2,8,9,4])</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33.154</text:p>
          </table:table-cell>
          <table:table-cell office:value-type="string" table:style-name="ce3">
            <text:p><text:s/>ok, optimale Lösung anscheinend. Betten zwei weniger, ähh, zwei mehr herstellen. regale eins weniger. nagut, das hab ich ja auch in Betracht gezogen, aber das hat dann keinen Unterschied gemacht, weil es zwar Rohstoffe verschiebt, aber preislich keinen Unterschied macht. naja gut, und der Rest war anscheinend identisch. Neun tische, vier Stühle.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56.404</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3:59.904</text:p>
          </table:table-cell>
          <table:table-cell office:value-type="string" table:style-name="ce3">
            <text:p><text:s/>So, neuer Profit - Betten sind drei mehr wert, Regale sind gleich viel wert geblieben, tische eins weniger, und Stühle sind auch gleichgeblieben. Ich hab diesmal sehr wenig Metall, und auch ziemlich, relativ wenig holz.</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14.904</text:p>
          </table:table-cell>
          <table:table-cell office:value-type="string" table:style-name="ce3">
            <text:p><text:s/></text:p>
          </table:table-cell>
          <table:table-cell office:value-type="string" table:style-name="ce1">
            <text:p>Monat 4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28.904</text:p>
          </table:table-cell>
          <table:table-cell office:value-type="string" table:style-name="ce3">
            <text:p><text:s/>jetzt wirds sogar noch kniffliger mit den Ressourcen. ok, spaßeshalber, regale voll. betten voll. oh, 91 schonmal, das ist definitiv mehr.</text:p>
          </table:table-cell>
          <table:table-cell office:value-type="string" table:style-name="ce1">
            <text:p>Maxout(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42.904</text:p>
          </table:table-cell>
          <table:table-cell office:value-type="string" table:style-name="ce3">
            <text:p><text:s/>so, das heißt Bett über regale - wahrscheinlich. insbesondere weil die eine Preis Änderung hatten von zwei Geld, und die sind billiger angeht was Metall angeht.</text:p>
          </table:table-cell>
          <table:table-cell office:value-type="string" table:style-name="ce1">
            <text:p>M(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4:56.154</text:p>
          </table:table-cell>
          <table:table-cell office:value-type="string" table:style-name="ce3">
            <text:p><text:s/>wir könnten mit diesen drei Metall jetzt noch drei Stühle bauen. so, 100 ist aktuell meine beste Leistung. Wo kann ich optimieren noch?</text:p>
          </table:table-cell>
          <table:table-cell office:value-type="string" table:style-name="ce1">
            <text:p>++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07.654</text:p>
          </table:table-cell>
          <table:table-cell office:value-type="string" table:style-name="ce3">
            <text:p><text:s/>wsd ist voll ausgelaste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17.154</text:p>
          </table:table-cell>
          <table:table-cell office:value-type="string" table:style-name="ce3">
            <text:p><text:s/>für jedes regal was ich produzieren wollen würde müsste ich ein Bett opfern - mindestens. wenn ich ein Bett opfere, fehlt mir das Metall hier. ich bräuchte noch vier Metall. das kann ich, selbst wenn ich hier Stühle wegmache, das heißt ich müsste zwei betten opfern für ein Regal. das lohnt sich höchstwahrscheinlich gar nich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41.904</text:p>
          </table:table-cell>
          <table:table-cell office:value-type="string" table:style-name="ce3">
            <text:p><text:s/>das heißt regale würd ich einfach wegschmeißen, auf Betten fokussieren. jetzt ist die Frage, will ich eigentlich noch tische haben überhaup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5:56.904</text:p>
          </table:table-cell>
          <table:table-cell office:value-type="string" table:style-name="ce3">
            <text:p><text:s/>ich könnte auch generell betten erstmal wegschmeißen und gucken was Stühle und Tische geben würde, wenn ich die auf max. stelle. 39, 32, ok, ne. Betten bleiben auf jeden Fall drin.</text:p>
          </table:table-cell>
          <table:table-cell office:value-type="string" table:style-name="ce1">
            <text:p>B=0, Maxout(S,T), M(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6:13.404</text:p>
          </table:table-cell>
          <table:table-cell office:value-type="string" table:style-name="ce3">
            <text:p><text:s/>bzw. ich kann das alles überschlagen - ich kann ja gucken, ich habe 52h in wsa. diese 52h waren ja für - ich glaub, ich hab mich vorhin verrechnet, das waren glaub ich 9 Einheiten, die ich machen kann. ne, ich müsste ja 52 durch vier teilen. also zehn und drei jeweils, also 13 eigentlich. also selbst wenn ich alles produzieren würde, was ich könnte mit wsa als Grundlage könnt ich nur 4 * 13 sind 40, sind 52 Gold rausholen. das heißt also auf jeden Fall müssen betten gemacht werden, weil die sind definitiv mehr wert mit 91 Geld.</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6:56.154</text:p>
          </table:table-cell>
          <table:table-cell office:value-type="string" table:style-name="ce3">
            <text:p><text:s/>das heißt, jetzt hab ich noch den Rest übrig für entweder Stühle oder tische. tische gehen keine mehr, weil kein Metall da ist, also muss ich einfach die drei Stühle machen.</text:p>
          </table:table-cell>
          <table:table-cell office:value-type="string" table:style-name="ce1">
            <text:p><text:s/>++S, RR: 11,0,40,57,7,0</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02.904</text:p>
          </table:table-cell>
          <table:table-cell office:value-type="string" table:style-name="ce3">
            <text:p><text:s/></text:p>
          </table:table-cell>
          <table:table-cell office:value-type="string" table:style-name="ce1">
            <text:p>Monat 4 beendet (Gold: 100/102, Hergestellt: [13,0,0,3] Möglich: [12,0,0,6])</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08.904</text:p>
          </table:table-cell>
          <table:table-cell office:value-type="string" table:style-name="ce3">
            <text:p><text:s/>ah ok. ein Bett weniger, dafür drei Stühle mehr. gut, das hab ich nicht bedacht, stimmt. Da war ich zu voreilig.</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16.904</text:p>
          </table:table-cell>
          <table:table-cell office:value-type="string" table:style-name="ce3">
            <text:p><text:s/></text:p>
          </table:table-cell>
          <table:table-cell office:value-type="string" table:style-name="ce1">
            <text:p>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17.404</text:p>
          </table:table-cell>
          <table:table-cell office:value-type="string" table:style-name="ce3">
            <text:p><text:s/>ah, und ich sehe endlich mal die blaue Linie.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23.154</text:p>
          </table:table-cell>
          <table:table-cell office:value-type="string" table:style-name="ce3">
            <text:p><text:s/>Betten sind tief gefallen, regale sind ein bisschen gefallen, Tische sind gleich viel, Stühle sind eins gefallen. Ressourcen sind - hm, Metall bisschen gestiegen, dafür weniger holz. ohj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37.404</text:p>
          </table:table-cell>
          <table:table-cell office:value-type="string" table:style-name="ce3">
            <text:p><text:s/></text:p>
          </table:table-cell>
          <table:table-cell office:value-type="string" table:style-name="ce1">
            <text:p>Monat 5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50.904</text:p>
          </table:table-cell>
          <table:table-cell office:value-type="string" table:style-name="ce3">
            <text:p><text:s/>wieder das testweise auf maximum stellen - 54 Gold, 39, ok, also tendenziell eher regale.</text:p>
          </table:table-cell>
          <table:table-cell office:value-type="string" table:style-name="ce1">
            <text:p>Maxout(B,R,S,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7:58.404</text:p>
          </table:table-cell>
          <table:table-cell office:value-type="string" table:style-name="ce3">
            <text:p><text:s/>Stühle: 26, 40, ok. regale sind also meine Priorität. so. was hindert mich daran ein Bett zu bauen. zeit in wsc, Zeit in wsc ist eine Stunde, könnte ich also um fünf, um sechs erhöhen, das heißt ich könnt daraus zwei betten machen. das lohnt sich geldtechnisch nicht, weil zwei Betten sind ein Regal wert.</text:p>
          </table:table-cell>
          <table:table-cell office:value-type="string" table:style-name="ce1">
            <text:p>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8:24.654</text:p>
          </table:table-cell>
          <table:table-cell office:value-type="string" table:style-name="ce3">
            <text:p><text:s/>so, d.h. ich würde dafür zwar ein Metall sparen, wenn ich dieses Bett machen würde, aber ich würde dafür drei holz wegwerfen. jetzt kann ich nachher entscheiden, was von den beiden Sachen ich wahrscheinlich eher brauchen könnte.</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8:38.904</text:p>
          </table:table-cell>
          <table:table-cell office:value-type="string" table:style-name="ce3">
            <text:p><text:s/>gut, zu den Tischen und Stühlen - Könnte 16, also 70 gewinn hier rausholen insgesamt, und hier 74. ok. das spricht schonmal für die tische</text:p>
          </table:table-cell>
          <table:table-cell office:value-type="string" table:style-name="ce1">
            <text:p>M(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8:53.905</text:p>
          </table:table-cell>
          <table:table-cell office:value-type="string" table:style-name="ce3">
            <text:p><text:s/>heißt wsa und wsb sind noch frei - ich könnte sogar noch einen Stuhl machen, oder? ja. so, 76 gewinn. hmm. woran mangelts mir jetzt gerade? Metall</text:p>
          </table:table-cell>
          <table:table-cell office:value-type="string" table:style-name="ce1">
            <text:p>+S , RR:18,0,28,29,0,20</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9:13.654</text:p>
          </table:table-cell>
          <table:table-cell office:value-type="string" table:style-name="ce3">
            <text:p><text:s/>ich hab noch genug holz. das heißt ich könnt hier oben gucken, ob ich jonglieren kann. ich könnte ein Metall rausholen, wenn ich zwei betten habe anstatt ein Regal. kann ich denn noch ein Regal opfern für zwei betten? nein, kann ich nicht, weil zu wenig Zeit in wsc. das heißt das geht schonmal nicht, dann... ich könnte höchstens ein Regal opfern und daraus Stühle produzieren - aber lohnt sich das?</text:p>
          </table:table-cell>
          <table:table-cell office:value-type="string" table:style-name="ce1">
            <text:p>E(R,B)</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9:44.654</text:p>
          </table:table-cell>
          <table:table-cell office:value-type="string" table:style-name="ce3">
            <text:p><text:s/>von dem geldwert her auf jeden Fall, vom Holz könnte es knapp werden aber ich könnts ja mal testen. ich hab jetzt 76 Gold.</text:p>
          </table:table-cell>
          <table:table-cell office:value-type="string" table:style-name="ce1">
            <text:p>E(R,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29:52.154</text:p>
          </table:table-cell>
          <table:table-cell office:value-type="string" table:style-name="ce3">
            <text:p><text:s/>wenn ich jetzt ein Regal wegschmeiße, ah, komm ich auf 80 Geld. jetzt hab ich noch 3 Holz und 2 Metall. für mehr Stühle fehlt mir - unter anderem - holz.</text:p>
          </table:table-cell>
          <table:table-cell office:value-type="string" table:style-name="ce1">
            <text:p>RR:3,2,8,24,5,2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0:13.404</text:p>
          </table:table-cell>
          <table:table-cell office:value-type="string" table:style-name="ce3">
            <text:p><text:s/>ich habe schon getestet - ich kann nicht noch ein Regal tauschen für zwei betten. doch, kann ich? huch? Moment. ah, dann probiere ich's nochmal</text:p>
          </table:table-cell>
          <table:table-cell office:value-type="string" table:style-name="ce1">
            <text:p><text:s/>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0:29.154</text:p>
          </table:table-cell>
          <table:table-cell office:value-type="string" table:style-name="ce3">
            <text:p><text:s/>zwei betten raus, bleibt identisch anscheinend - 80 Geld in beiden Fällen. so, jetzt hab ich auch gar kein holz mehr. was eigentlich egal ist. beziehungsweise - ups. noch testen - jetzt hätt ich drei Holz, das heißt noch zwei mehr. aber zu wenig, um noch irgendwas zu produzieren.</text:p>
          </table:table-cell>
          <table:table-cell office:value-type="string" table:style-name="ce1">
            <text:p><text:s/>RR: 0,3,8,24,4,18, <text:s/>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0:55.654</text:p>
          </table:table-cell>
          <table:table-cell office:value-type="string" table:style-name="ce3">
            <text:p><text:s/>Nagut, jetzt würd ich auch beenden, weil 80 Geld erscheint mir recht viel für die paar Ressourcen</text:p>
          </table:table-cell>
          <table:table-cell office:value-type="string" table:style-name="ce1">
            <text:p><text:s/>RR: 3,2,8,24,5,23</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1:01.404</text:p>
          </table:table-cell>
          <table:table-cell office:value-type="string" table:style-name="ce3">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1:13.404</text:p>
          </table:table-cell>
          <table:table-cell office:value-type="string" table:style-name="ce3">
            <text:p><text:s/>ok, ich hab zwei Betten gemacht, weil ich die Betten bevorzuge zu Regalen, weil wenn ich Betten produziere.. also, ich kann für zwei Betten denselben Wert generieren wie für ein Regal. so, der Unterschied ist aber, dass wenn ich zwei Betten mache, verbrauche ich drei Holz mehr als für das eine Regal, aber ich verbrauche dafür ein Metall weniger als für das eine Regal. Dieses eine Metall konnte ich nutzen für mehr Stühle, weil die kosten ein Metall, und ich hatte, als ich auf die Regale fokussiert war, mehr Holz übrig, aber dafür kein Metall mehr. so, und bei den Tischen - das war, hab ich gewählt, weil?? .... wsa, ich hatte noch zwei Einheiten frei, das heißt ich könnte, falls ich noch einen Tisch wegmache, drei Stühle machen - jetzt nur anhand der Zeit von Werkstatt a. achso, ich habe schon bestätigt anscheinend. nagut, dann geht das nicht mehr. aber mein Bauchgefühl sagt mir, dass das ganz gut ist.</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2:18.404</text:p>
          </table:table-cell>
          <table:table-cell office:value-type="string" table:style-name="ce3">
            <text:p><text:s/></text:p>
          </table:table-cell>
          <table:table-cell office:value-type="string" table:style-name="ce1">
            <text:p><text:s/>Monat 5 beendet (Gold: 80/82, Hergestellt: [2,7,5,6] Möglich: [0,8,5,7])</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2:19.154</text:p>
          </table:table-cell>
          <table:table-cell office:value-type="string" table:style-name="ce3">
            <text:p><text:s/>naja gut, fast. ah, ich hätte noch ein Bett wegschmeißen können und dafür einen Stuhl mehr und ein Regal mehr. ja, das wäre offensichtlich besser, weil Betten und Regale sind gleich viel wert, d.h. ich hätte die Betten weglassen können fürs Regal. Aber ich weiß gerade aus dem Kopf nicht, wieso mir das nicht aufgefallen ist, vorher. Hmm.</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2:42.654</text:p>
          </table:table-cell>
          <table:table-cell office:value-type="string" table:style-name="ce3">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2:44.154</text:p>
          </table:table-cell>
          <table:table-cell office:value-type="string" table:style-name="ce3">
            <text:p><text:s/>ok. Betten sind gestiegen, Regale sind gestiegen, Tische sind leicht gesunken, Stühle sind gleichgeblieben. Das heißt diesmal sind zwei Betten weniger wert, äh, mehr wert als ein Regal. obwohl sie von den Zeiten her von der einen Produktionsstätte, also in wsc, gleich viel kost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05.654</text:p>
          </table:table-cell>
          <table:table-cell office:value-type="string" table:style-name="ce3">
            <text:p><text:s/></text:p>
          </table:table-cell>
          <table:table-cell office:value-type="string" table:style-name="ce1">
            <text:p>Monat 6 beginnt</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16.154</text:p>
          </table:table-cell>
          <table:table-cell office:value-type="string" table:style-name="ce3">
            <text:p><text:s/>das heißt diesmal wären Betten besser als Regale, jetzt mal nur in Bezug auf den reinen wert, denn wenn ich hier auf 13 - wsd ist zuerst leer geworden. 78 Geld.</text:p>
          </table:table-cell>
          <table:table-cell office:value-type="string" table:style-name="ce1">
            <text:p>Maxout(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29.154</text:p>
          </table:table-cell>
          <table:table-cell office:value-type="string" table:style-name="ce3">
            <text:p><text:s/>90 Geld. da ist wsc aber diesmal...</text:p>
          </table:table-cell>
          <table:table-cell office:value-type="string" table:style-name="ce1">
            <text:p>E(B,R)</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35.904</text:p>
          </table:table-cell>
          <table:table-cell office:value-type="string" table:style-name="ce3">
            <text:p><text:s/>diesmal kann ich aber den Trick benutzen auf jeden Fall, weil wenn ich ein Regal wegschmeiße, dürfte ich für die Betten mehr bekommen - Ja, 92.</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45.154</text:p>
          </table:table-cell>
          <table:table-cell office:value-type="string" table:style-name="ce3">
            <text:p><text:s/>das Problem ist, ich kann das nicht nochmal machen, weil - Wenn ich nochmal fünf Stunden freimachen würde in wsc reicht das nicht für zwei betten, sondern nur für ein Bett. das heißt es lohnt sich schonmal nicht mehr, das nochmal zu wiederholen. denn ich würde dann auf 88 statt 92 Geld kommen.</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3:03.154</text:p>
          </table:table-cell>
          <table:table-cell office:value-type="string" table:style-name="ce3">
            <text:p><text:s/>so, relativ viel Holz. wenig Metall. Vier zu eins - Das heißt ich könnte eigentlich sogar alles auf Stühle machen.</text:p>
          </table:table-cell>
          <table:table-cell office:value-type="string" table:style-name="ce1">
            <text:p>M(S)</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4:06.655</text:p>
          </table:table-cell>
          <table:table-cell office:value-type="string" table:style-name="ce3">
            <text:p><text:s/>Jetzt habe ich kein Holz mehr, keine Stühle, 114 Geld. So, lohnt es sich überhaupt Tische zu machen anstatt Stühle, wenn das so gut aufgeht? Ich würde sagen nein, weil ich habe viel mehr Kosten in Metall im Verhältnis zu dem Holz bei Tischen. Deswegen würde ich jetzt einfach mal - in Anführungszeichen - "raten", dass das so passt, weil..</text:p>
          </table:table-cell>
          <table:table-cell office:value-type="string" table:style-name="ce1">
            <text:p><text:s/>RR: 0,0,8,49,0,20</text:p>
          </table:table-cell>
          <table:table-cell table:number-columns-repeated="1638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4:33.904</text:p>
          </table:table-cell>
          <table:table-cell office:value-type="string" table:style-name="ce3">
            <text:p><text:s/>Erkläre deine Lösung</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4:35.154</text:p>
          </table:table-cell>
          <table:table-cell office:value-type="string" table:style-name="ce3">
            <text:p><text:s/>nämlich, bei Regalen habe ich 8 gewählt, weil Regale sind zwar an sich weniger wert in der Kombination als die jeweiligen zwei betten, jetzt nur bezogen auf die Zeit, die ich brauche - Moment, die Zeiten haben sich geändert. ne, haben sie nicht. ist mir das vorhin nicht aufgefallen, dass sich die Zeiten in wsa geändert haben? Na gut, dann macht die Hälfte meiner Erklärungen wahrscheinlich keinen Sinn mehr. Aber in dem Fall hab ich jetzt 8 Regale gemacht habe anstatt mehr und dafür weniger Betten, weil ich mit dem einen regal mehr, weniger verdient hätte als mit den betten mehr. und durch die Rohstoffsparung hat's genau gereicht, dass ich 11 Stühle machen anstatt weniger. tische wollte ich keine machen, weil tische hatten ein anderes Verhältnis im Vergleich zu dem was übriggeblieben ist. weil ich hatte übrig das Vierfache an Holz im Vergleich zu Metall und bei tisch bräuchte ich das Verhältnis eigentlich andersrum - dass ich mehr Metall bräuchte als holz.</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5:41.404</text:p>
          </table:table-cell>
          <table:table-cell office:value-type="string" table:style-name="ce3">
            <text:p><text:s/>Monat 6 beendet (Gold: 114/114, Hergestellt: [2,8,0,11] Möglich: [2,8,0,11])</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5:43.154</text:p>
          </table:table-cell>
          <table:table-cell office:value-type="string" table:style-name="ce3">
            <text:p><text:s/>Yay, es hat gepasst! 114 zu 114. Na gut, das hat mich nur überrascht mit den Produktionszeiten bei den Werkstätten für die Betten und Regale. aber da hab ich jetzt nicht so drauf geachtet ehrlich gesagt. ok.</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6:01.654</text:p>
          </table:table-cell>
          <table:table-cell office:value-type="string" table:style-name="ce3">
            <text:p><text:s/>Jahr beendet (Gold: 661/665, Hergestellt: [27,36,31,33] Möglich: [26,36,32,34])</text:p>
          </table:table-cell>
          <table:table-cell table:number-columns-repeated="16382" table:style-name="ce1"/>
        </table:table-row>
        <table:table-row table:style-name="ro1">
          <table:table-cell table:style-name="ce1"/>
          <table:table-cell table:style-name="ce2"/>
          <table:table-cell table:number-columns-repeated="16382" table:style-name="ce1"/>
        </table:table-row>
        <table:table-row table:style-name="ro2">
          <table:table-cell office:value-type="string" table:style-name="ce1">
            <text:p>00:36:03.404</text:p>
          </table:table-cell>
          <table:table-cell office:value-type="string" table:style-name="ce3">
            <text:p><text:s/>Na gut, mir sind vier Geld flöten gegangen - Das ist schlecht. Furchtbar.</text:p>
          </table:table-cell>
          <table:table-cell table:number-columns-repeated="16382"/>
        </table:table-row>
        <table:table-row table:style-name="ro1">
          <table:table-cell table:style-name="ce1"/>
          <table:table-cell table:style-name="ce4"/>
          <table:table-cell table:number-columns-repeated="16382"/>
        </table:table-row>
        <table:table-row table:number-rows-repeated="104831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S D</dc:creator>
    <dc:date>2022-02-03T08:12:08Z</dc:date>
    <meta:editing-cycles>1</meta:editing-cycles>
    <meta:editing-duration>PT0S</meta:editing-duration>
  </office:meta>
</office:document-meta>
</file>